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7.89cm" style:rel-column-width="30414*"/>
    </style:style>
    <style:style style:name="Table1.B" style:family="table-column">
      <style:table-column-properties style:column-width="4.554cm" style:rel-column-width="17556*"/>
    </style:style>
    <style:style style:name="Table1.C" style:family="table-column">
      <style:table-column-properties style:column-width="4.556cm" style:rel-column-width="1756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698cm" style:rel-column-width="29673*"/>
    </style:style>
    <style:style style:name="Table2.B" style:family="table-column">
      <style:table-column-properties style:column-width="5.099cm" style:rel-column-width="19657*"/>
    </style:style>
    <style:style style:name="Table2.C" style:family="table-column">
      <style:table-column-properties style:column-width="4.203cm" style:rel-column-width="1620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01e484f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bf787" officeooo:paragraph-rsid="001bf787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1bf787" officeooo:paragraph-rsid="001bf787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1bf787" officeooo:paragraph-rsid="001d341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paragraph-rsid="001e484f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fo:font-weight="normal" officeooo:paragraph-rsid="001d3417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officeooo:rsid="001ff51c" officeooo:paragraph-rsid="001ff51c"/>
    </style:style>
    <style:style style:name="P13" style:family="paragraph" style:parent-style-name="Text_20_body">
      <style:text-properties officeooo:paragraph-rsid="001ff51c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d3417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1d3417" officeooo:paragraph-rsid="001e484f" style:font-weight-asian="bold" style:font-weight-complex="bold"/>
    </style:style>
    <style:style style:name="P16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bf787"/>
    </style:style>
    <style:style style:name="T2" style:family="text">
      <style:text-properties officeooo:rsid="001d3417"/>
    </style:style>
    <style:style style:name="T3" style:family="text">
      <style:text-properties officeooo:rsid="001e484f"/>
    </style:style>
    <style:style style:name="T4" style:family="text">
      <style:text-properties officeooo:rsid="001ff51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ff51c" style:font-style-asian="italic" style:font-style-complex="italic"/>
    </style:style>
    <style:style style:name="T7" style:family="text">
      <style:text-properties fo:font-style="italic" officeooo:rsid="0022966e" style:font-style-asian="italic" style:font-style-complex="italic"/>
    </style:style>
    <style:style style:name="T8" style:family="text">
      <style:text-properties officeooo:rsid="002096db"/>
    </style:style>
    <style:style style:name="T9" style:family="text">
      <style:text-properties officeooo:rsid="00220b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Выбор оптимальной опции оптимизации</text:h>
      <text:p text:style-name="P1"/>
      <text:h text:style-name="Heading_20_4" text:outline-level="4">Выбор подходящего уровня оптимизац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T1">У</text:span>ровни оптимизации</text:p>
          </table:table-cell>
          <table:table-cell table:style-name="Table1.A1" office:value-type="string">
            <text:p text:style-name="P7">Время выполнения</text:p>
          </table:table-cell>
          <table:table-cell table:style-name="Table1.C1" office:value-type="string">
            <text:p text:style-name="P7">Размер, byte </text:p>
          </table:table-cell>
        </table:table-row>
        <table:table-row>
          <table:table-cell table:style-name="Table1.A2" office:value-type="string">
            <text:p text:style-name="P2">-<text:span text:style-name="T1">O0</text:span></text:p>
          </table:table-cell>
          <table:table-cell table:style-name="Table1.A2" office:value-type="string">
            <text:p text:style-name="P2">0m54.523s</text:p>
          </table:table-cell>
          <table:table-cell table:style-name="Table1.C2" office:value-type="string">
            <text:p text:style-name="P2">20952</text:p>
          </table:table-cell>
        </table:table-row>
        <table:table-row>
          <table:table-cell table:style-name="Table1.A2" office:value-type="string">
            <text:p text:style-name="P2">-<text:span text:style-name="T1">Os</text:span></text:p>
          </table:table-cell>
          <table:table-cell table:style-name="Table1.A2" office:value-type="string">
            <text:p text:style-name="P2">0m0.430s</text:p>
          </table:table-cell>
          <table:table-cell table:style-name="Table1.C2" office:value-type="string">
            <text:p text:style-name="P2">16704</text:p>
          </table:table-cell>
        </table:table-row>
        <table:table-row>
          <table:table-cell table:style-name="Table1.A2" office:value-type="string">
            <text:p text:style-name="P2">-<text:span text:style-name="T1">O1</text:span></text:p>
          </table:table-cell>
          <table:table-cell table:style-name="Table1.A2" office:value-type="string">
            <text:p text:style-name="P2">0m21.764s</text:p>
          </table:table-cell>
          <table:table-cell table:style-name="Table1.C2" office:value-type="string">
            <text:p text:style-name="P2">16704</text:p>
          </table:table-cell>
        </table:table-row>
        <table:table-row>
          <table:table-cell table:style-name="Table1.A2" office:value-type="string">
            <text:p text:style-name="P2">-<text:span text:style-name="T1">O2</text:span></text:p>
          </table:table-cell>
          <table:table-cell table:style-name="Table1.A2" office:value-type="string">
            <text:p text:style-name="P2">0m0.431s</text:p>
          </table:table-cell>
          <table:table-cell table:style-name="Table1.C2" office:value-type="string">
            <text:p text:style-name="P2">16704</text:p>
          </table:table-cell>
        </table:table-row>
        <table:table-row>
          <table:table-cell table:style-name="Table1.A2" office:value-type="string">
            <text:p text:style-name="P6">-<text:span text:style-name="T1">O3</text:span></text:p>
          </table:table-cell>
          <table:table-cell table:style-name="Table1.A2" office:value-type="string">
            <text:p text:style-name="P6">0m0.428s</text:p>
          </table:table-cell>
          <table:table-cell table:style-name="Table1.C2" office:value-type="string">
            <text:p text:style-name="P6">16704</text:p>
          </table:table-cell>
        </table:table-row>
        <table:table-row>
          <table:table-cell table:style-name="Table1.A2" office:value-type="string">
            <text:p text:style-name="P2">-O2 -march=native</text:p>
          </table:table-cell>
          <table:table-cell table:style-name="Table1.A2" office:value-type="string">
            <text:p text:style-name="P2">0m0.486s</text:p>
          </table:table-cell>
          <table:table-cell table:style-name="Table1.C2" office:value-type="string">
            <text:p text:style-name="P2">16704</text:p>
          </table:table-cell>
        </table:table-row>
        <table:table-row table:style-name="Table1.8">
          <table:table-cell table:style-name="Table1.A2" office:value-type="string">
            <text:p text:style-name="P2">-O3 -march=native</text:p>
          </table:table-cell>
          <table:table-cell table:style-name="Table1.B8" office:value-type="string">
            <text:p text:style-name="P2">0m0.437s</text:p>
          </table:table-cell>
          <table:table-cell table:style-name="Table1.C8" office:value-type="string">
            <text:p text:style-name="P2">16704</text:p>
          </table:table-cell>
        </table:table-row>
        <table:table-row>
          <table:table-cell table:style-name="Table1.A2" office:value-type="string">
            <text:p text:style-name="P5">-O2 -march=native -funroll-loops</text:p>
          </table:table-cell>
          <table:table-cell table:style-name="Table1.A2" office:value-type="string">
            <text:p text:style-name="P2">0m0.432s</text:p>
          </table:table-cell>
          <table:table-cell table:style-name="Table1.C2" office:value-type="string">
            <text:p text:style-name="P2">16704</text:p>
          </table:table-cell>
        </table:table-row>
        <table:table-row>
          <table:table-cell table:style-name="Table1.A2" office:value-type="string">
            <text:p text:style-name="P2">-O3 -march=native -funroll-loops0m0.443s</text:p>
          </table:table-cell>
          <table:table-cell table:style-name="Table1.A2" office:value-type="string">
            <text:p text:style-name="P2">0m0.443s</text:p>
          </table:table-cell>
          <table:table-cell table:style-name="Table1.C2" office:value-type="string">
            <text:p text:style-name="P2">16704</text:p>
          </table:table-cell>
        </table:table-row>
      </table:table>
      <text:p text:style-name="P4"/>
      <text:h text:style-name="Heading_20_4" text:outline-level="4">Выбор системного метода оптимизации<text:tab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-<text:span text:style-name="T2">O3</text:span></text:p>
          </table:table-cell>
          <table:table-cell table:style-name="Table2.A1" office:value-type="string">
            <text:p text:style-name="P8">Время выполнения</text:p>
          </table:table-cell>
          <table:table-cell table:style-name="Table2.C1" office:value-type="string">
            <text:p text:style-name="P8">Размер, byte</text:p>
          </table:table-cell>
        </table:table-row>
        <table:table-row>
          <table:table-cell table:style-name="Table2.A2" table:number-columns-spanned="3" office:value-type="string">
            <text:p text:style-name="P9"><text:span text:style-name="T2">М</text:span>ежпроцедурн<text:span text:style-name="T3">ая</text:span> оптимизаци<text:span text:style-name="T2">я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4">… -fipa-sra -fipa-cp -fipa-vrp</text:p>
          </table:table-cell>
          <table:table-cell table:style-name="Table2.A3" office:value-type="string">
            <text:p text:style-name="P2">0m0.426s</text:p>
          </table:table-cell>
          <table:table-cell table:style-name="Table2.A2" office:value-type="string">
            <text:p text:style-name="P2">16704</text:p>
          </table:table-cell>
        </table:table-row>
        <table:table-row>
          <table:table-cell table:style-name="Table2.A2" table:number-columns-spanned="3" office:value-type="string">
            <text:p text:style-name="P11"><text:span text:style-name="T3">О</text:span><text:span text:style-name="T2">птимизаци</text:span><text:span text:style-name="T3">я</text:span><text:span text:style-name="T2"> времени компоновки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5">… -flto</text:p>
          </table:table-cell>
          <table:table-cell table:style-name="Table2.A3" office:value-type="string">
            <text:p text:style-name="P2">0m0.426s</text:p>
          </table:table-cell>
          <table:table-cell table:style-name="Table2.A2" office:value-type="string">
            <text:p text:style-name="P2">16688</text:p>
          </table:table-cell>
        </table:table-row>
        <table:table-row>
          <table:table-cell table:style-name="Table2.A2" table:number-columns-spanned="3" office:value-type="string">
            <text:p text:style-name="P10"><text:span text:style-name="T3">О</text:span>птимизаци<text:span text:style-name="T3">я</text:span> с обратной связью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6">… -fprofile-generate <text:s/>/ -fprofile-use</text:p>
          </table:table-cell>
          <table:table-cell table:style-name="Table2.A3" office:value-type="string">
            <text:p text:style-name="P2">0m0.432s / 0m0.429s</text:p>
          </table:table-cell>
          <table:table-cell table:style-name="Table2.A2" office:value-type="string">
            <text:p text:style-name="P2">16728</text:p>
          </table:table-cell>
        </table:table-row>
      </table:table>
      <text:p text:style-name="P4"/>
      <text:h text:style-name="Heading_20_4" text:outline-level="4"><text:span text:style-name="T4">О</text:span>птимальн<text:span text:style-name="T4">ая</text:span> стратеги<text:span text:style-name="T4">я</text:span> оптимизаци<text:span text:style-name="T4">и:</text:span></text:h>
      <text:p text:style-name="P13"><text:span text:style-name="T6">Уровень оптимизации</text:span><text:span text:style-name="T4"> -O3, </text:span></text:p>
      <text:p text:style-name="P13"><text:span text:style-name="T4">при этом уровне оптимизации включены следующие флаги </text:span><text:span text:style-name="T6">межпроцедурной оптимизации</text:span><text:span text:style-name="T4">: </text:span>-fipa-bit-cp <text:s/>-fipa-cp <text:s/>-fipa-icf -fipa-ra <text:s/>-fipa-sra <text:s/>-fipa-vrp -fipa-cp-clone. </text:p>
      <text:p text:style-name="P12"><text:span text:style-name="T5">Оптимизация времени комп</text:span><text:span text:style-name="T7">о</text:span><text:span text:style-name="T5">новки</text:span> позволяет уменьшить дисковое пространство, занимаемое исполняемым файлом. Сокращения времени выполнения не наблюдается.</text:p>
      <text:p text:style-name="P13"><text:span text:style-name="T4">О</text:span>птимизаци<text:span text:style-name="T4">я</text:span> с оптимальной опцией и с обратно<text:span text:style-name="T4">й </text:span>связью (-fprofile-generate / -fprofile-use) <text:span text:style-name="T4">не дала видимых результатов. </text:span></text:p>
      <text:h text:style-name="Heading_20_3" text:outline-level="3">Вывод: достаточной оптимизацией данного приложения будет выбор уровня оптимизации -O3 <text:span text:style-name="T9">с </text:span><text:span text:style-name="T8">опцией -flto для уменьшения занимаемого дискового пространства </text:span><text:span text:style-name="T9">исполняемым файлом.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1:30:08.507216824</meta:creation-date>
    <dc:date>2023-11-29T19:34:07.868914185</dc:date>
    <meta:editing-duration>PT7H6M56S</meta:editing-duration>
    <meta:editing-cycles>10</meta:editing-cycles>
    <meta:generator>LibreOffice/7.4.7.2$Linux_X86_64 LibreOffice_project/40$Build-2</meta:generator>
    <meta:document-statistic meta:table-count="2" meta:image-count="0" meta:object-count="0" meta:page-count="1" meta:paragraph-count="54" meta:word-count="155" meta:character-count="1294" meta:non-whitespace-character-count="1183"/>
  </office:meta>
</office:document-meta>
</file>